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Tahoma1" svg:font-family="Tahoma"/>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Courier New"/>
    </style:style>
    <style:style style:name="P6"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7" style:family="paragraph" style:parent-style-name="Heading_20_1">
      <style:paragraph-properties fo:break-before="page"/>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12" style:family="paragraph" style:parent-style-name="Standard">
      <style:text-properties style:font-name="Times New Roman"/>
    </style:style>
    <style:style style:name="P13" style:family="paragraph" style:parent-style-name="Standard">
      <style:text-properties style:font-name="Helvetica" fo:font-size="12pt" style:font-size-asian="12pt" style:font-size-complex="12pt"/>
    </style:style>
    <style:style style:name="P14" style:family="paragraph" style:parent-style-name="Standard">
      <style:paragraph-properties fo:text-align="start" style:justify-single-word="false"/>
      <style:text-properties style:font-name="Helvetica" fo:font-size="12pt" style:font-size-asian="12pt" style:font-size-complex="12pt"/>
    </style:style>
    <style:style style:name="P15" style:family="paragraph" style:parent-style-name="Standard">
      <style:text-properties style:font-name="Helvetica" fo:font-size="10pt" style:font-size-asian="10pt" style:font-size-complex="10pt"/>
    </style:style>
    <style:style style:name="P16" style:family="paragraph" style:parent-style-name="Standard">
      <style:paragraph-properties fo:text-align="start" style:justify-single-word="false"/>
      <style:text-properties style:font-name="Helvetica" fo:font-size="10pt" style:font-size-asian="10pt" style:font-size-complex="10pt"/>
    </style:style>
    <style:style style:name="P17" style:family="paragraph" style:parent-style-name="Standard">
      <style:text-properties style:font-name="Courier New" fo:font-size="12pt" style:font-size-asian="12pt" style:font-size-complex="12pt"/>
    </style:style>
    <style:style style:name="P18"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19" style:family="paragraph" style:parent-style-name="Standard">
      <style:paragraph-properties fo:margin-left="0.5in" fo:margin-right="0in" fo:text-align="start" style:justify-single-word="false" fo:text-indent="0in" style:auto-text-indent="false"/>
      <style:text-properties style:font-name="Courier New" fo:font-size="10pt" style:font-size-asian="10pt" style:font-size-complex="10pt"/>
    </style:style>
    <style:style style:name="P20" style:family="paragraph" style:parent-style-name="Standard">
      <style:paragraph-properties fo:margin-left="0.5in" fo:margin-right="0in" fo:text-indent="0in" style:auto-text-indent="false"/>
      <style:text-properties style:font-name="Courier New" fo:font-size="12pt" style:font-size-asian="12pt" style:font-size-complex="12pt"/>
    </style:style>
    <style:style style:name="P21" style:family="paragraph" style:parent-style-name="Standard">
      <style:paragraph-properties fo:margin-left="0.5in" fo:margin-right="0in" fo:text-align="start" style:justify-single-word="false" fo:text-indent="0in" style:auto-text-indent="false"/>
      <style:text-properties style:font-name="Helvetica" fo:font-size="12pt" style:font-size-asian="12pt" style:font-size-complex="12pt"/>
    </style:style>
    <style:style style:name="P22" style:family="paragraph" style:parent-style-name="Preformatted_20_Text">
      <style:paragraph-properties fo:margin-left="0.5in" fo:margin-right="0in" fo:text-indent="0in" style:auto-text-indent="false"/>
      <style:text-properties style:font-name="Helvetica" fo:font-size="12pt" style:font-size-asian="12pt" style:font-size-complex="12pt"/>
    </style:style>
    <style:style style:name="P23" style:family="paragraph" style:parent-style-name="Preformatted_20_Text">
      <style:paragraph-properties fo:margin-left="0.5in" fo:margin-right="0in" fo:orphans="2" fo:widows="2" fo:text-indent="0in" style:auto-text-indent="false" fo:background-color="transparent">
        <style:background-image/>
      </style:paragraph-properties>
    </style:style>
    <style:style style:name="P24" style:family="paragraph" style:parent-style-name="Preformatted_20_Text">
      <style:paragraph-properties fo:margin-left="0.5in" fo:margin-right="0in" fo:orphans="2" fo:widows="2" fo:text-indent="0in" style:auto-text-indent="false" fo:background-color="transparent">
        <style:background-image/>
      </style:paragraph-properties>
      <style:text-properties fo:color="#000000" style:font-name="Courier New" fo:font-size="10pt" fo:background-color="transparent" style:font-size-asian="10pt" style:font-size-complex="10pt"/>
    </style:style>
    <style:style style:name="P25" style:family="paragraph" style:parent-style-name="Preformatted_20_Text">
      <style:paragraph-properties fo:margin-left="0.5in" fo:margin-right="0in" fo:margin-top="0in" fo:margin-bottom="0.1965in" fo:orphans="2" fo:widows="2" fo:text-indent="0in" style:auto-text-indent="false" fo:background-color="transparent">
        <style:background-image/>
      </style:paragraph-properties>
    </style:style>
    <style:style style:name="P26" style:family="paragraph" style:parent-style-name="Heading_20_2">
      <style:text-properties fo:font-style="normal" fo:font-weight="normal" style:font-style-asian="normal" style:font-weight-asian="normal" style:font-style-complex="normal" style:font-weight-complex="normal"/>
    </style:style>
    <style:style style:name="P27" style:family="paragraph" style:parent-style-name="Heading_20_2">
      <style:text-properties style:font-name="Arial"/>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text-properties style:font-name="Times New Roman"/>
    </style:style>
    <style:style style:name="P42" style:family="paragraph" style:parent-style-name="Text_20_body" style:list-style-name="L15">
      <style:text-properties style:font-name="Times New Roman"/>
    </style:style>
    <style:style style:name="P43" style:family="paragraph" style:parent-style-name="Text_20_body">
      <style:text-properties style:font-name="Times New Roman" fo:font-style="normal" fo:font-weight="bold" style:font-style-asian="normal" style:font-weight-asian="bold" style:font-style-complex="normal" style:font-weight-complex="bold"/>
    </style:style>
    <style:style style:name="P44" style:family="paragraph" style:parent-style-name="Text_20_body">
      <style:text-properties style:font-name="Times New Roman" fo:font-style="italic" fo:font-weight="bold" style:font-style-asian="italic" style:font-weight-asian="bold" style:font-style-complex="italic" style:font-weight-complex="bold"/>
    </style:style>
    <style:style style:name="P45" style:family="paragraph" style:parent-style-name="Text_20_body">
      <style:text-properties style:font-name="Times New Roman" fo:font-weight="bold" style:font-weight-asian="bold" style:font-weight-complex="bold"/>
    </style:style>
    <style:style style:name="P46" style:family="paragraph" style:parent-style-name="Text_20_body" style:list-style-name="L14"/>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19">
      <style:text-properties fo:font-weight="normal" style:font-weight-asian="normal" style:font-weight-complex="normal"/>
    </style:style>
    <style:style style:name="P52" style:family="paragraph" style:parent-style-name="Text_20_body" style:list-style-name="L20">
      <style:text-properties fo:font-weight="normal" style:font-weight-asian="normal" style:font-weight-complex="normal"/>
    </style:style>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Heading_20_1">
      <style:text-properties fo:color="#000000"/>
    </style:style>
    <style:style style:name="P57" style:family="paragraph" style:parent-style-name="Heading_20_2">
      <style:text-properties style:font-name="Arial"/>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Preformatted_20_Text">
      <style:text-properties style:font-name="Times New Roman"/>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Times New Roman" fo:font-size="12pt" style:font-name-asian="Courier New" style:font-size-asian="12pt" style:font-name-complex="Courier New" style:font-size-complex="12pt"/>
    </style:style>
    <style:style style:name="T11" style:family="text">
      <style:text-properties fo:color="#000000" style:font-name-asian="Courier New" style:font-name-complex="Courier New"/>
    </style:style>
    <style:style style:name="T12" style:family="text">
      <style:text-properties fo:color="#660000" style:font-name="Courier New" fo:font-size="10pt" style:font-name-asian="Courier New" style:font-size-asian="10pt" style:font-name-complex="Courier New" style:font-size-complex="10pt"/>
    </style:style>
    <style:style style:name="T13" style:family="text">
      <style:text-properties fo:color="#660000" style:font-name="Times New Roman" fo:font-size="12pt" style:font-name-asian="Courier New" style:font-size-asian="12pt" style:font-name-complex="Courier New" style:font-size-complex="12pt"/>
    </style:style>
    <style:style style:name="T14" style:family="text">
      <style:text-properties style:font-name="Times New Roman"/>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bold" style:font-weight-asian="bold" style:font-weight-complex="bold"/>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ff00ff"/>
    </style:style>
    <style:style style:name="T19" style:family="text">
      <style:text-properties fo:font-variant="normal" fo:text-transform="none" fo:color="#000000" style:font-name="Courier New" fo:font-size="10pt" fo:letter-spacing="normal" fo:font-style="normal" fo:font-weight="normal" fo:background-color="transparent" style:font-size-asian="10pt" style:font-size-complex="10pt"/>
    </style:style>
    <style:style style:name="T20" style:family="text">
      <style:text-properties fo:font-size="12pt" style:font-size-asian="12pt" style:font-size-complex="12pt"/>
    </style:style>
    <style:style style:name="T2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2"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15">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1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text:style-name="Numbering_20_Symbols"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text-properties style:font-name="StarSymbol1"/>
      </text:list-level-style-bullet>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KORA Version 2.1.1</text:p>
      <text:p text:style-name="P8">User Documentation</text:p>
      <text:p text:style-name="P8"/>
      <text:p text:style-name="P8"/>
      <text:p text:style-name="P8"/>
      <text:p text:style-name="P10">Authored by Matt Geimer</text:p>
      <text:p text:style-name="P11">Revision 2.0</text:p>
      <text:p text:style-name="P10"/>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Introduction and Background to KORA<text:tab/>3</text:p>
          <text:p text:style-name="P58">Requirements<text:tab/>3</text:p>
          <text:p text:style-name="P58">Basic KORA Structure<text:tab/>4</text:p>
          <text:p text:style-name="P59">Controls<text:tab/>4</text:p>
          <text:p text:style-name="P59">Collections<text:tab/>4</text:p>
          <text:p text:style-name="P59">Schemes<text:tab/>5</text:p>
          <text:p text:style-name="P59">Projects<text:tab/>5</text:p>
          <text:p text:style-name="P58">KORA Permission Model<text:tab/>5</text:p>
          <text:p text:style-name="P59">Project Permissions<text:tab/>5</text:p>
          <text:p text:style-name="P59">Project Groups<text:tab/>6</text:p>
          <text:p text:style-name="P59">KORA Users<text:tab/>6</text:p>
          <text:p text:style-name="P60">Default Users<text:tab/>6</text:p>
          <text:p text:style-name="P60">Project Administrators<text:tab/>6</text:p>
          <text:p text:style-name="P60">KORA Administrators<text:tab/>6</text:p>
          <text:p text:style-name="P59">Record Associator Permissions<text:tab/>6</text:p>
          <text:p text:style-name="P59">Search Tokens<text:tab/>7</text:p>
          <text:p text:style-name="P58">Using KORA<text:tab/>8</text:p>
          <text:p text:style-name="P59">Creating Your First Project<text:tab/>8</text:p>
          <text:p text:style-name="P59">Creating a Scheme in a Project<text:tab/>8</text:p>
          <text:p text:style-name="P59">Adding Controls to a Scheme<text:tab/>8</text:p>
          <text:p text:style-name="P60">Adding a Collection<text:tab/>9</text:p>
          <text:p text:style-name="P60">Adding a Control<text:tab/>9</text:p>
          <text:p text:style-name="P59">KORA File Search<text:tab/>10</text:p>
          <text:p text:style-name="P59">Example: Simple Scheme Creation<text:tab/>10</text:p>
          <text:p text:style-name="P60">Determine Input<text:tab/>10</text:p>
          <text:p text:style-name="P60">Determine Controls<text:tab/>10</text:p>
          <text:p text:style-name="P60">Create the Scheme and Add Controls<text:tab/>11</text:p>
          <text:p text:style-name="P59">Example: Complex Scheme Creation<text:tab/>11</text:p>
          <text:p text:style-name="P60">Determine Inputs<text:tab/>11</text:p>
          <text:p text:style-name="P60">Determine Controls<text:tab/>12</text:p>
          <text:p text:style-name="P60">Data Ingestion<text:tab/>14</text:p>
          <text:p text:style-name="P60">Public Data Ingestion<text:tab/>15</text:p>
          <text:p text:style-name="P58">KORA XML Importer Documentation<text:tab/>15</text:p>
          <text:p text:style-name="P59">Basic Structure<text:tab/>15</text:p>
          <text:p text:style-name="P59">Control Formats<text:tab/>16</text:p>
          <text:p text:style-name="P58">KORA Internationalization<text:tab/>18</text:p>
          <text:p text:style-name="P59">Attention KORA developers<text:tab/>18</text:p>
          <text:p text:style-name="P59">Introduction<text:tab/>18</text:p>
          <text:p text:style-name="P59">How to Use gettext<text:tab/>18</text:p>
          <text:p text:style-name="P59">Updating gettext<text:tab/>20</text:p>
          <text:p text:style-name="P59">Adding a language to KORA<text:tab/>20</text:p>
          <text:p text:style-name="P58">Appendix A: KORA Controls<text:tab/>21</text:p>
          <text:p text:style-name="P59">Date Control<text:tab/>21</text:p>
          <text:p text:style-name="P59">Multiple Input Date Control<text:tab/>21</text:p>
          <text:p text:style-name="P59">File Control<text:tab/>21</text:p>
          <text:p text:style-name="P59"><text:soft-page-break/>Image Control<text:tab/>22</text:p>
          <text:p text:style-name="P59">List Control<text:tab/>22</text:p>
          <text:p text:style-name="P59">Multiple Selectable List Control<text:tab/>23</text:p>
          <text:p text:style-name="P59">Record Associator Control<text:tab/>23</text:p>
          <text:p text:style-name="P59">Text Control<text:tab/>23</text:p>
          <text:p text:style-name="P59">Multiple Input Text Control<text:tab/>24</text:p>
          <text:p text:style-name="P59">Geolocator Control<text:tab/>24</text:p>
          <text:p text:style-name="P58">Appendix B: Additional Information<text:tab/>25</text:p>
          <text:p text:style-name="P59">Vocabulary<text:tab/>25</text:p>
        </text:index-body>
      </text:table-of-content>
      <text:p text:style-name="P9"><text:span text:style-name="T3">*Note:</text:span><text:span text:style-name="T2"> </text:span>Many terms appear in this documentation that may be new to the user; please refer to the vocabulary section in Appendix B for any unfamiliar terms.</text:p>
      <text:h text:style-name="Heading_20_1" text:outline-level="1">Introduction and Background to KORA</text:h>
      <text:p text:style-name="Text_20_body">KORA is a software product that aides in the creation of digital records with varying degrees of information and associated metadata. <text:s/>KORA and it's predecessors have been used by MATRIX (<text:a xlink:type="simple" xlink:href="http://matrix.msu.edu/">http://matrix.msu.edu</text:a>), The Center for Humane Arts, Letters, and Social Sciences Online at Michigan State University, for multiple years as a tool to facilitate with content creation, digital delivery, an digital repository creation. <text:s/>KORA has had many incarnations over the past 10 years, starting as REPOS, which laid the foundation for a robust digital repository capable of handling diverse metadata. <text:s/>Building upon the idea of REPOS, Project Builder was created which refined REPOS and expanded upon it, adding in better user interface and adding multiple controls and methods to associate diverse data records within projects. <text:s/>REPOS and Project Builder were both great products in their day and many of the advances made with KORA are due to the work done in the past by Torger Bjornrud, Micheal Fegan, Brandon Furtwangler, and Steven Furtwangler during their time with MATRIX.</text:p>
      <text:p text:style-name="Text_20_body">This version of KORA started as a simple rename of Project Builder but evolved an entire redesign of the product from the ground up with many goals, led by Matt Geimer with enourmous efforts by Brian Beck at MATRIX. <text:s/>The most important goal was to retain the control types and data association tools in Project Builder while at the same time simplifying the code base. <text:s/>Additional major features were added to KORA including cross-project data association, cross-project searching, built in Dublin Core features, and fixity checking for file integrity. <text:s/>These features will be described in detail. <text:s/>Users of Project Builder will also notice that a similar user interface has been developed but also features some updates and small tweaks.</text:p>
      <text:p text:style-name="Text_20_body">KORA has many features that have been proposed and would benefit the current user base and allow further advancement of the technology. <text:s/>KORA is an open source project hosted on sourceforge (<text:a xlink:type="simple" xlink:href="http://www.sourceforge.net/">http://www.sourceforge.net</text:a>) and encourages developers and institutions to join the development effort.</text:p>
      <text:h text:style-name="Heading_20_1" text:outline-level="1">Requirements</text:h>
      <text:p text:style-name="Text_20_body">This documentation assumes the following requirements have been met:</text:p>
      <text:list text:style-name="L1">
        <text:list-item>
          <text:p text:style-name="P28">A working install of KORA exists for the user to utilize</text:p>
        </text:list-item>
        <text:list-item>
          <text:p text:style-name="P28">The KORA user has sufficient permissions to execute the different tasks outlined in this document. <text:s/>A section pertaining only to KORA administrators is marked.</text:p>
        </text:list-item>
        <text:list-item>
          <text:p text:style-name="P28">The user has an understanding of what digital objects and metadata are. <text:s/>These terms and KORA-specific terms are explained in the vocabulary as well as when they are introduced.</text:p>
        </text:list-item>
      </text:list>
      <text:p text:style-name="Text_20_body">The documentation also assumes the user is already logged in to KORA in all instances where <text:soft-page-break/>applicable.</text:p>
      <text:h text:style-name="Heading_20_1" text:outline-level="1">Basic KORA Structure</text:h>
      <text:p text:style-name="Text_20_body">KORA consists of a basic structure that applies to all projects that are implemented. <text:s/>These terms and ideas are defined in this section as well as how they fit in to KORA overall. <text:s/>These are described from the smallest idea to the overarching idea to facilitate impact.</text:p>
      <text:h text:style-name="Heading_20_2" text:outline-level="2">Controls</text:h>
      <text:p text:style-name="Text_20_body">Controls are the basic unit in KORA and dictate what data is put into a digital record during the ingestion process, which is explained in detail later. <text:s/>A control is an item that defines a piece of metadata or a digital object. <text:s/>In KORA there are many control types:</text:p>
      <text:list text:style-name="L2">
        <text:list-item>
          <text:p text:style-name="P29">Date – The date control allows input of a date during ingestion.</text:p>
        </text:list-item>
        <text:list-item>
          <text:p text:style-name="P29">Multi-Input Date – The same as the date control but allows multiple dates to be inputed at ingestion.</text:p>
        </text:list-item>
        <text:list-item>
          <text:p text:style-name="P29">File – The File Control is a generic file storage and allows the upload of any file type at ingestion. Restrictions can be placed on types if desired, along with other options explained in detail later.</text:p>
        </text:list-item>
        <text:list-item>
          <text:p text:style-name="P29">Image – The Image Control is a specialized File Control that has a few less options but also <text:s/>generates a thumbnail image from the image uploaded. <text:s/>Supports bitmap, gif, jpeg, and png files. </text:p>
        </text:list-item>
        <text:list-item>
          <text:p text:style-name="P29">List – The List Control holds a number of options for the user to choose from when ingesting data. <text:s/>The list items are customizable. <text:s/></text:p>
        </text:list-item>
        <text:list-item>
          <text:p text:style-name="P29">Multi-Select List – The same control type as the List Control but allows multiple selections at data ingestion.</text:p>
        </text:list-item>
        <text:list-item>
          <text:p text:style-name="P29">Record Associator – A special control that allows the linking of digital records, both inter- and intra-project</text:p>
        </text:list-item>
        <text:list-item>
          <text:p text:style-name="P29">Text – The Text Control allows the user to input text. <text:s/>This control allows text input up to approximately 2<text:span text:style-name="T5">32</text:span>-1 bytes. <text:s/>The number of characters will vary based on the size they consume in UTF-8 encoding. </text:p>
        </text:list-item>
        <text:list-item>
          <text:p text:style-name="P29">Multi-Input Text - <text:s/>Similar to the text control, but allows multiple distinct entries in one control field. <text:s/>The total length of allowed characters is approximately the same as the text control, but is shared by all the entries.</text:p>
        </text:list-item>
      </text:list>
      <text:h text:style-name="Heading_20_2" text:outline-level="2">Collections</text:h>
      <text:p text:style-name="Text_20_body">A collection is a simple concept in KORA and serves two purposes. <text:s/>A collection allows you to paginate the ingestion of a record where each collection is its own page for the ingestion form. <text:s/>It also serves as a way to organize your controls into an order that you would like the to appear on the ingestion page, via the up/down arrows. <text:s/>In a scheme (defined next) you must have at least one collection before you can add any controls. <text:s/>There is no specific limit to the number of control collections you have in a scheme. <text:s/>It is also possible to change the ordering of control collections effectively changing the page order for the ingestion process.</text:p>
      <text:h text:style-name="Heading_20_2" text:outline-level="2"><text:soft-page-break/>Schemes</text:h>
      <text:p text:style-name="Text_20_body">Schemes are the container for all the control collections. <text:s/>Schemes are what define the digital records of a project (defined next) and the controls that exist in the control collections in the scheme define the input fields of that record. </text:p>
      <text:h text:style-name="Heading_20_2" text:outline-level="2">Projects</text:h>
      <text:p text:style-name="Text_20_body">A project is a container for schemes. <text:s/>There are no specific limits on the numbers of schemes a project can contain. <text:s/>The project has some basic descriptive data associated with it but this does not get propagated to the schemes, that is to say it is independent of the schemes contained within.</text:p>
      <text:h text:style-name="Heading_20_1" text:outline-level="1">KORA Permission Model</text:h>
      <text:p text:style-name="Text_20_body">KORA has a permission model that applies throughout KORA. <text:s/>There are three base classes of users defined in KORA and are explained in detail below. <text:s/>KORA also implements permission groups to allow multiple permission settings for each project. <text:s/>The general model for all permissions is that a user is a part of a permission group within a project. <text:s/>These groups are project specific, and in order to be able to participate with a project the user must be a member of one of its groups. <text:s/>Groups are explained in detail later in this document. <text:s/>There are also permissions for doing record association with the record associator control, which are detailed below. <text:s/>The final aspect of the permission model in KORA are search tokens, which are utilized by the dissemination tools KORA provides.</text:p>
      <text:h text:style-name="Heading_20_2" text:outline-level="2">Project Permissions</text:h>
      <text:p text:style-name="Text_20_body">KORA has 7 permission settings that are assignable on a per-project basis. <text:s/>There is an additional permission setting, that is granted to all members of a project no matter what group they are a member of, Read. <text:s/>Read permission allows a user to see the data that has been ingested. <text:s/>The permissions that are assignable are:</text:p>
      <text:list text:style-name="L3">
        <text:list-item>
          <text:p text:style-name="P30">Ingest Object – This permission setting allows a member to ingest an object for any of the schemes in the project. <text:s/></text:p>
        </text:list-item>
        <text:list-item>
          <text:p text:style-name="P30">Delete Object – This permission setting allows a member to delete an existing object in any of the schemes in the project.</text:p>
        </text:list-item>
        <text:list-item>
          <text:p text:style-name="P30">Edit Layout – This permission setting allows a member to change the collection and scheme ordering within the project and schemes and allows addition and removal of collections and controls.</text:p>
        </text:list-item>
        <text:list-item>
          <text:p text:style-name="P30">Create Scheme – This permission setting allows a member to add new schemes to the project and edit existing schemes in the project.</text:p>
        </text:list-item>
        <text:list-item>
          <text:p text:style-name="P30">Delete Scheme – This permission setting allows a member to delete an existing scheme in the project</text:p>
        </text:list-item>
        <text:list-item>
          <text:p text:style-name="P30">Export Scheme – This permission setting allows a user to export a scheme.</text:p>
        </text:list-item>
        <text:list-item>
          <text:p text:style-name="P30">Moderate Public Ingestion – This permission setting allows a user to approve or deny data that was ingested through public ingestion.</text:p>
        </text:list-item>
        <text:list-item>
          <text:p text:style-name="P30">Admin – This permission setting gives the member all the above permissions.</text:p>
        </text:list-item>
      </text:list>
      <text:h text:style-name="Heading_20_2" text:outline-level="2"><text:soft-page-break/>Project Groups</text:h>
      <text:p text:style-name="Text_20_body">The KORA permission model has groups that allow for flexible permission enforcement for projects with a diverse group of users working on it. <text:s/>All projects start off with two groups, a Administrators group and a Default group. <text:s/>The Administrators group has the 'Admin' permission setting enabled and upon project creation the project administrator is added to this group. <text:s/>The default group has no permission settings enabled with it other than the Read permission that all groups have. <text:s/>The default group that is made at project creation is able to be customized to fit the needs of the project. <text:s/>If a project administrator decides that the default group should have additional permissions it is a simple task to grant these. <text:s/>Additional groups can be added as warranted by the project administrator.</text:p>
      <text:h text:style-name="Heading_20_2" text:outline-level="2">KORA Users</text:h>
      <text:p text:style-name="Text_20_body">KORA has three main user classes: default users, project administrators, and KORA administrators. <text:s/></text:p>
      <text:h text:style-name="Heading_20_3" text:outline-level="3">Default Users</text:h>
      <text:p text:style-name="Text_20_body">An individual in the User class is the standard permission level in KORA. <text:s/>Users have no privileges beyond what is granted to them by Project Administrators. <text:s/>By default a User belongs to no projects when they register an account and must be added by a Project Administrator to participate with a project.</text:p>
      <text:h text:style-name="Heading_20_3" text:outline-level="3">Project Administrators</text:h>
      <text:p text:style-name="Text_20_body">A user belonging to the Project Administrator class has the ability to do project-specific tasks for the projects that they are granted this right. <text:s/>A project administrator only has these rights to the projects which it has been granted. <text:s/>Project Administrators are defined at project creation by a KORA Administrator. <text:s/>While technically the Project Administrator user type is not a group due to the fact that it is a permission granted to users, it is important to view these users as being in their own class for the sake of clarity.</text:p>
      <text:h text:style-name="Heading_20_3" text:outline-level="3">KORA Administrators</text:h>
      <text:p text:style-name="Text_20_body">A user who belongs to the KORA administrator class has the ability to do anything in KORA. <text:s/>There is an initial account created at installation time with this privilege that the system administrator sets the password for. <text:s/>It is bad practice to have more users than absolutely necessary in this class due to the overarching power it has. <text:s/>It is also encouraged to have the system administrator create a separate KORA Administrator account for themselves instead of relying on the built in account for administration tasks. <text:s/>Specific tasks are only accessible by KORA administrators and are described later in this document.</text:p>
      <text:h text:style-name="Heading_20_2" text:outline-level="2">Record Associator Permissions</text:h>
      <text:p text:style-name="Text_20_body">The record associator is a control that allows the linking of two records in different schemes together. <text:s/>This presents no specific issue if association is allowed only from within the same project, however, the ability to associate records between projects has been introduced in KORA requiring a permissions scheme to be implemented. <text:s/>The permission model for association holds true for all projects and is required even if associating only within the same project. <text:s/>The model is implemented in the following way:</text:p>
      <text:list text:style-name="L4">
        <text:list-item>
          <text:p text:style-name="P31"><text:soft-page-break/>A record associator control is created in the scheme the user wishes to associate records to</text:p>
        </text:list-item>
        <text:list-item>
          <text:p text:style-name="P31">The scheme that the control wishes to associate to, in it's own project or not, must grant permission to the project and scheme that contains the record associator control.</text:p>
        </text:list-item>
      </text:list>
      <text:p text:style-name="Text_20_body">This permission model has multiple implications and much additional information:</text:p>
      <text:list text:style-name="L5">
        <text:list-item>
          <text:p text:style-name="P32">The permissions are not on a per-control basis, but on a per-scheme basis. <text:s/>If a scheme has multiple associator controls they will all be able to associate to the same project/scheme combinations that have granted rights to do so.</text:p>
        </text:list-item>
        <text:list-item>
          <text:p text:style-name="P32">It is possible to grant permission across project boundaries to allow cross-project association.</text:p>
        </text:list-item>
        <text:list-item>
          <text:p text:style-name="P32">Deletion of a permission grant will not delete existing associations. <text:s/>It will, however, disallow new records being ingested from associating to the scheme that is now disallowing the previous allowed association and any record with an association that is updated will check to make sure the current associations are still permissible. <text:s/>If it is not it will remove the association. <text:s/>At current time there is no method of removing all associations of a previously allowed project/scheme combination automatically.</text:p>
        </text:list-item>
      </text:list>
      <text:h text:style-name="Heading_20_2" text:outline-level="2">Search Tokens</text:h>
      <text:p text:style-name="Text_20_body">Search tokens are used by the dissemination tools that KORA provides. <text:s/>Search tokens provide access to an entire project, they are not scheme based. <text:s/>In order to disseminate data from a project a token must exist and be used by the dissemination tools. <text:s/>A search token can be shared across multiple projects and a project may have multiple search tokens. <text:s/>Generation of tokens must be done by a KORA Administrator and must be revoked by the same. <text:s/></text:p>
      <text:h text:style-name="Heading_20_1" text:outline-level="1"/>
      <text:h text:style-name="P7" text:outline-level="1">Using KORA</text:h>
      <text:p text:style-name="Text_20_body">This section of the documentation will explain how to perform many of the common tasks in KORA and associated information. <text:s/>An attempt to document setting up a project and how to use each control is presented first, followed by additional information and administration tasks in a somewhat arbitrary order. <text:s/>As mentioned earlier in this document, it is assumed the user is logged in and has the correct permissions to execute a task.</text:p>
      <text:h text:style-name="Heading_20_2" text:outline-level="2">Creating Your First Project</text:h>
      <text:p text:style-name="Text_20_body">This task requires KORA Administrator rights. <text:s/>It is simple to add a project to KORA – find the 'Create/Modify Projects' link under the 'Management' Heading on the left menu and click it. <text:s/>If no projects are in KORA currently the two list areas will be blank – all that is required is to click on the 'New Project' button near the bottom of the screen. <text:s/>After clicking that button you will be taken to a screen to input the following information:</text:p>
      <text:list text:style-name="L6">
        <text:list-item>
          <text:p text:style-name="P33">Name – This is the project name. <text:s/>It is what will appear in the project listing for users. <text:s/>The name should be representative of the project but not too verbose. <text:s/>The maximum length is 255 characters. <text:s/>This is a required field.</text:p>
        </text:list-item>
        <text:list-item>
          <text:p text:style-name="P33">Description – This is for a short description of the project. <text:s/>This will also appear in the project selection page and has a maximum length of 255 characters. <text:s/>This is a required field for projects.</text:p>
        </text:list-item>
        <text:list-item>
          <text:p text:style-name="P33">Initial Administrator – This is a drop-down list of users sorted by username. <text:s/>The user you select will be placed in the Administrators group for that project. <text:s/>Make sure you set this correctly.</text:p>
        </text:list-item>
        <text:list-item>
          <text:p text:style-name="P33">Active – This is a drop down that will toggle being able to select the project from the project selection screen for users. <text:s/>Inactive projects will not appear on the project selection screen.</text:p>
        </text:list-item>
      </text:list>
      <text:h text:style-name="Heading_20_2" text:outline-level="2">Creating a Scheme in a Project</text:h>
      <text:p text:style-name="Text_20_body">This task requires the Create Scheme permission. <text:s/>Choose your newly created project on the project selection page. <text:s/>On the left menu under the 'Scheme' heading click on the 'Add a New Scheme' link. <text:s/>After clicking this link you will be taken to a new page with the following information:</text:p>
      <text:list text:style-name="L7">
        <text:list-item>
          <text:p text:style-name="P34">Name – The name of the scheme. <text:s/>This should be a descriptive name for the scheme without being too verbose, there is a maximum length of 255 characters. <text:s/>This is a required field.</text:p>
        </text:list-item>
        <text:list-item>
          <text:p text:style-name="P34">Description – A short description of the scheme. <text:s/>This should have a little more detail, but once again not be too verbose. <text:s/></text:p>
        </text:list-item>
      </text:list>
      <text:p text:style-name="Text_20_body">This process is the same for adding schemes to existing projects.</text:p>
      <text:p text:style-name="Text_20_body">You can also import a scheme using the 'Import Scheme From XML' option. <text:s/>The XML file should be created by exporting an existing scheme using the 'Export Data To XML' menu option. <text:s/>This import will capture the name and description of the scheme, as well as all information about the collections and controls that scheme contains.</text:p>
      <text:h text:style-name="Heading_20_2" text:outline-level="2">Adding Controls to a Scheme</text:h>
      <text:p text:style-name="Text_20_body">Having a project with a scheme created, it is now time add controls. <text:s/>With a brand new scheme it is a <text:soft-page-break/>two step process, first creating a collection and then creating controls within that collection. <text:s/>Both of these processes are explained below in appropriate detail, assuming that the user has selected their project and chosen their scheme they wish to work with.</text:p>
      <text:h text:style-name="Heading_20_3" text:outline-level="3">Adding a Collection</text:h>
      <text:p text:style-name="Text_20_body">This required Edit Layout permissions. In order to add controls to a scheme it must first have a collection for controls to be added to within it. <text:s/>An empty scheme will show a link in the main viewing area called 'Add a Control Collection'. <text:s/>This will take you a new screen with the following information:</text:p>
      <text:list text:style-name="L8">
        <text:list-item>
          <text:p text:style-name="P35">Name – A name for the collection. <text:s/>This could be something as simple as 'Page 1' or something more meaningful for your project.</text:p>
        </text:list-item>
        <text:list-item>
          <text:p text:style-name="P35">Description – A description of the collection of controls. <text:s/>This is an optional field.</text:p>
        </text:list-item>
      </text:list>
      <text:p text:style-name="Text_20_body">Adding additional control collections are done in similar fashion, the link to add controls resides at the top of the scheme layout page even when collections exist within a scheme.</text:p>
      <text:h text:style-name="Heading_20_3" text:outline-level="3">Adding a Control</text:h>
      <text:p text:style-name="Text_20_body">This requires having Edit Layout permissions. Having a collection in a scheme the user can now add controls to it. <text:s/>To add a control to a collection locate the 'add a control' link at the bottom of the collection you wish to add a control to. <text:s/>Clicking on that link will take you to a new screen with the following information:</text:p>
      <text:list text:style-name="L9">
        <text:list-item>
          <text:p text:style-name="P36">Control to Add – This is a drop down list with all the controls available to the user. <text:s/>For a full description of each control and its various options please see Appendix A.</text:p>
        </text:list-item>
        <text:list-item>
          <text:p text:style-name="P36">Name – This is the name of the control. <text:s/>It should be descriptive but not too verbose. <text:s/>It is a required field and a has a limit of 255 characters.</text:p>
        </text:list-item>
        <text:list-item>
          <text:p text:style-name="P36">Description – this field is available for the user to put in a small description about the control. This information will appear on the ingestion form during ingestion, so specific instructions about data formatting or something similar is also appropriate in this field. <text:s/>A limit of 255 characters applies.</text:p>
        </text:list-item>
        <text:list-item>
          <text:p text:style-name="P36">Required – This check box, when checked, will force the field to be filled out by the user during ingestion. <text:s/>If it is not filled out by the user the object will not be ingested and the user will be notified of the required field not being populated. <text:s/>This will also put a red '*' next to controls on the ingestion form to signify that it is a required field.</text:p>
        </text:list-item>
        <text:list-item>
          <text:p text:style-name="P36">Searchable – This check box, when checked, will use the control field as a search candidate from within KORA. <text:s/>For example, if there was a text control marked searchable then when using the 'Search within Project' feature it would look for items in this text control. <text:s/>If it is not checked the control is still shown when viewing the record and is still available to dissemination tools that are included with KORA.</text:p>
        </text:list-item>
        <text:list-item>
          <text:p text:style-name="P36">Advanced Search – This check box, when checked, is similar to the Searchable check box except it's for the Advanced search instead of the 'Search within Project.'</text:p>
        </text:list-item>
        <text:list-item>
          <text:p text:style-name="P36">Show in Results – This check box, when checked, will show the a record's content for the control in results from the 'Search within Project' page. <text:s/>At least one control needs this option set to be able to view results when searching a scheme. <text:s/>As with the searchable option, having this disabled will not hide this control from displaying a record's content for a control when viewing the record itself, just in the search results.</text:p>
        </text:list-item>
      </text:list>
      <text:p text:style-name="Text_20_body"><text:soft-page-break/>There are many options for each control type beyond the basic ones listed here which apply to all controls. <text:s/>These are available from the Scheme Layout screen by clicking on 'edit' under the options column for the appropriate control row.</text:p>
      <text:h text:style-name="Heading_20_2" text:outline-level="2">KORA File Search</text:h>
      <text:p text:style-name="Text_20_body">KORA now includes a search feature for the contents of documents (TXT, DOC, and PDF). <text:s/>It uses Apache Lucene-Solr to index documents for easy and fast searching. <text:s/>To use it, simply click KORA File Search in the KORA menu. <text:s/>It is not necessary to select a project first, however, you must have permissions to access a project in order to search in it. <text:s/>You can use the project dropdown to select a specific project to search in, and if a project is selected, you can search in a specific scheme. <text:s/>You can specify keywords, and form Boolean queries using "AND" and "OR". <text:s/>By default, "OR" is used. <text:s/>Parentheses may be used for grouping. <text:s/>Note, capital letters must be used in logical operators ("AND", not "and").</text:p>
      <text:h text:style-name="Heading_20_2" text:outline-level="2">Example: Simple Scheme Creation</text:h>
      <text:p text:style-name="Text_20_body">This section attempts to give the user an idea of how to translate their idea into a scheme. <text:s/>This is an over-simplified example, but hopefully will give enough direction to allow the user to design schemes on their own.</text:p>
      <text:h text:style-name="Heading_20_3" text:outline-level="3">Determine Input</text:h>
      <text:p text:style-name="Text_20_body">Determining the input values is the most important step of creating a scheme. <text:s/>This example is using the idea of taking historical photos that have been digitized and putting them along with their associated data in a scheme in KORA. <text:s/>For this to occur we will identify our input values as follows:</text:p>
      <text:list text:style-name="L10">
        <text:list-item>
          <text:p text:style-name="P37">Historical Photo Image – this is the digitized photo. <text:s/>For this example we will assume it is in a jpeg format.</text:p>
        </text:list-item>
        <text:list-item>
          <text:p text:style-name="P37">Historical Photo Title – the photo's title. <text:s/>We will assume all photos have titles for this example.</text:p>
        </text:list-item>
        <text:list-item>
          <text:p text:style-name="P37">Date of Historical Photo – the date the photo was taken. <text:s/>We will assume we know this information for all photos.</text:p>
        </text:list-item>
        <text:list-item>
          <text:p text:style-name="P37">Date of Digital Conversion – the date the photo was digitized. <text:s/>We will assume we do not know all the dates of digitization.</text:p>
        </text:list-item>
        <text:list-item>
          <text:p text:style-name="P37">Type of Photography – the type of photography used to take to photo. <text:s/>We will assume we do not know this information for all photos.</text:p>
        </text:list-item>
      </text:list>
      <text:p text:style-name="Text_20_body">The list of inputs above is fairly short, but could continue on and on depending on the data that is desired to be stored in KORA. <text:s/>A more complex scheme creation example is detailed later in this document.</text:p>
      <text:h text:style-name="Heading_20_3" text:outline-level="3">Determine Controls</text:h>
      <text:p text:style-name="Text_20_body">Now that the inputs have been defined the next step is determining the controls that will represent this data. <text:s/>In this case a simple one-to-one mapping can be done. <text:s/>The controls that would be used are(each numbered control corresponds to each numbered input above) :</text:p>
      <text:list text:style-name="L11">
        <text:list-item>
          <text:p text:style-name="P38">The Image Control. <text:s/>This is an obvious choice for an image file that is stored in one of the formats that the Image Control supports. <text:s/></text:p>
        </text:list-item>
        <text:list-item>
          <text:p text:style-name="P38"><text:soft-page-break/>The Text Control. <text:s/>This once again is an obvious choice for this input. <text:s/>The data that will be stored in this control is highly variable from photo to photo, and if needed the scheme designer could enforce a format of some variety via the control's Regular Expression Match option.</text:p>
        </text:list-item>
        <text:list-item>
          <text:p text:style-name="P38">The Date Control.</text:p>
        </text:list-item>
        <text:list-item>
          <text:p text:style-name="P38">The Date Control. The case where this input is unknown is handled by not making this a required control.</text:p>
        </text:list-item>
        <text:list-item>
          <text:p text:style-name="P38">The List Control. <text:s/>This is perhaps the only input that has any question about which control to use. <text:s/>The reason the List Control was chosen over the Text Control is because the user can define what types of photography they want to have available during data ingestion. <text:s/>The user can take care of the case where the type is unknown by adding an option to the list that has its value as 'unknown'.</text:p>
        </text:list-item>
      </text:list>
      <text:h text:style-name="Heading_20_3" text:outline-level="3" text:is-list-header="true">Create the Scheme and Add Controls</text:h>
      <text:p text:style-name="Text_20_body">Now that the controls have been determined it is a simple matter of creating a new scheme in the project and adding the controls decided above. <text:s/>The user should name the controls something that is representative of what it stores, for example, the date control that corresponds to the data input for the date the photo was digitized could be called “date digital” or something similar. <text:s/>The user will also need to ensure they correctly select what controls are required to have values during data ingestion and those that don't. <text:s/>If the user doesn't want to enforce any specific format, the Text Control will be the only control that does not need its options edited (accessible from the scheme layout page) before data is ingested. <text:s/>Please see Appendix A for specific information on all the controls and their options.</text:p>
      <text:h text:style-name="Heading_20_2" text:outline-level="2">Example: Complex Scheme Creation</text:h>
      <text:p text:style-name="Text_20_body">This section gives an example of slightly more complex scheme design. <text:s/>This section is meant as a way for the user to think about their own scheme design, not a rule list of how the user must design a scheme. <text:s/>This example will actually encompass multiple schemes and use the record associator control to link them together logically. <text:s/></text:p>
      <text:h text:style-name="Heading_20_3" text:outline-level="3">Determine Inputs</text:h>
      <text:p text:style-name="Text_20_body">For this example we consider taking a journal or newsletter that is digitized in to multiple formats (defined below) and storing it in KORA. <text:s/>This scheme is once again an example of how digitization of material such as a journal or newsletter could be accomplished, but by no means is the only way to accomplish this task. <text:s/>The following input values will be used:</text:p>
      <text:list text:style-name="L12">
        <text:list-item>
          <text:p text:style-name="P39">Publication Scheme</text:p>
          <text:list>
            <text:list-item>
              <text:p text:style-name="P39"><text:s/>Title</text:p>
            </text:list-item>
            <text:list-item>
              <text:p text:style-name="P39">Years of Publication</text:p>
            </text:list-item>
            <text:list-item>
              <text:p text:style-name="P39">Location</text:p>
            </text:list-item>
          </text:list>
        </text:list-item>
        <text:list-item>
          <text:p text:style-name="P39">Issue Scheme</text:p>
          <text:list>
            <text:list-item>
              <text:p text:style-name="P39">Digital Version of the Issue (pdf)</text:p>
            </text:list-item>
            <text:list-item>
              <text:p text:style-name="P39">Volume</text:p>
            </text:list-item>
            <text:list-item>
              <text:p text:style-name="P39">Number</text:p>
            </text:list-item>
            <text:list-item>
              <text:p text:style-name="P39"><text:soft-page-break/>Date</text:p>
            </text:list-item>
            <text:list-item>
              <text:p text:style-name="P39">Editors</text:p>
            </text:list-item>
            <text:list-item>
              <text:p text:style-name="P39">Number of Pages </text:p>
            </text:list-item>
          </text:list>
        </text:list-item>
        <text:list-item>
          <text:p text:style-name="P39">Article Scheme</text:p>
          <text:list>
            <text:list-item>
              <text:p text:style-name="P39">Digital Version of the Article (pdf)</text:p>
            </text:list-item>
            <text:list-item>
              <text:p text:style-name="P39">Text Version of the Article</text:p>
            </text:list-item>
            <text:list-item>
              <text:p text:style-name="P39">Title</text:p>
            </text:list-item>
            <text:list-item>
              <text:p text:style-name="P39">Authors</text:p>
            </text:list-item>
            <text:list-item>
              <text:p text:style-name="P39">Abstract</text:p>
            </text:list-item>
            <text:list-item>
              <text:p text:style-name="P39">Page Range</text:p>
            </text:list-item>
            <text:list-item>
              <text:p text:style-name="P39">Citations</text:p>
            </text:list-item>
          </text:list>
        </text:list-item>
        <text:list-item>
          <text:p text:style-name="P39">Page Scheme</text:p>
          <text:list>
            <text:list-item>
              <text:p text:style-name="P39">Issue Volume</text:p>
            </text:list-item>
            <text:list-item>
              <text:p text:style-name="P39">Issue Number</text:p>
            </text:list-item>
            <text:list-item>
              <text:p text:style-name="P39">Page Number</text:p>
            </text:list-item>
            <text:list-item>
              <text:p text:style-name="P39">Digital Version of a Page (pdf)</text:p>
            </text:list-item>
            <text:list-item>
              <text:p text:style-name="P39">Digital Version of a Page (jpeg)</text:p>
            </text:list-item>
            <text:list-item>
              <text:p text:style-name="P39">Text Version of a Page</text:p>
            </text:list-item>
          </text:list>
        </text:list-item>
      </text:list>
      <text:p text:style-name="Text_20_body">With the inputs being identified we can start to think about the controls that we will use to represent them. <text:s/>The four schemes that have been outlined will be referenced with their number and controls will be referenced similarly (the control for Page Number in the Page Scheme is 4.1, for example). <text:s/>The above inputs provide us with the ability to create a hierarchical structure with the schemes and the record associator tools, starting with the Publication Scheme at the top and the Page Scheme at the bottom. <text:s/>This will become more clear as we define the controls.</text:p>
      <text:h text:style-name="Heading_20_3" text:outline-level="3">Determine Controls</text:h>
      <text:p text:style-name="Text_20_body">Knowing the above inputs we can now create controls for each input in each scheme. <text:s/>The assumption is made that the user already has a project created and has created a scheme for the four schemes above as well as setting up the control collections in whatever manner desired. <text:s/>Since the number of controls per scheme is not excessive one control collection should suffice for most users. <text:s/>The controls that could be used to store this data are as follows:</text:p>
      <text:list text:style-name="L13">
        <text:list-item>
          <text:p text:style-name="P40">Publication scheme</text:p>
          <text:list>
            <text:list-item>
              <text:p text:style-name="P40">Text Control – The title information for a publication will be a one time entry, and if multiple publications are being input this makes the most sense.</text:p>
            </text:list-item>
            <text:list-item>
              <text:p text:style-name="P40">Text Control – The years of publication could be stored using a Multiple Input Date Control as well if wanted. <text:s/>The advantage of using the Text Control is that the user, if desired, can control input format via the Regular Expression Match option.</text:p>
            </text:list-item>
            <text:list-item>
              <text:p text:style-name="P40">Text Control – The location of the publication could also be represented using multiple List <text:soft-page-break/>Controls that make use of the state and country presets. <text:s/>It is also possible to use the Text Control as a city input only and then add a List Control with the state preset loaded for the state data (assuming United States publication location). <text:s/>Since this is only input once per publication the data accuracy should be easily verified however which would allow the simplification of storing this information to being in one text control. <text:s/>It is also more versatile in this setup (using only one Text Control) since it can store any location, not just state or country data (as restricted to with the built in presets for the List Control).</text:p>
            </text:list-item>
            <text:list-item>
              <text:p text:style-name="P40">Record Associator Control – This control needs to have permission to associate to the Issue Scheme. <text:s/>The control should be named something similar to 'Issue association'. <text:s/>The association itself cannot occur until the records exist in the Issue Scheme.</text:p>
            </text:list-item>
          </text:list>
        </text:list-item>
        <text:list-item>
          <text:p text:style-name="P40">Issue Scheme</text:p>
          <text:list>
            <text:list-item>
              <text:p text:style-name="P40">File Control – The digital version of the Issue, in pdf format, only makes sense being stored in a File Control. <text:s/>If the user wishes to ensure only pdf files are uploaded they can add this MIME type to the Allowed File Types option and then enable the Restrict File Types setting.</text:p>
            </text:list-item>
            <text:list-item>
              <text:p text:style-name="P40">Text Control with an Integer Preset applied – The Volume number of an issue should be an integer only.</text:p>
            </text:list-item>
            <text:list-item>
              <text:p text:style-name="P40">Text Control with an Integer Preset applied – The Number of an issue should also be an integer only.</text:p>
            </text:list-item>
            <text:list-item>
              <text:p text:style-name="P40">Date Control – The date an Issue was published should be represented using a Date Control instead a Text Control to ensure that the proper formating is followed.</text:p>
            </text:list-item>
            <text:list-item>
              <text:p text:style-name="P40">Multiple Selectable List Control – The editors for an Issue can change from issue to issue, but often times will be similar for some period of time or differ only by a couple people. Using a Multiple Selectable List Control allows the user to ensure the data being ingested is always accurate. If the data varies greatly from issues to issue the user may want to instead use a Multiple Input Text Control to avoid having an unmanageably large list of options. The downside of using the Multiple Input Text Control is that there is no way to ensure data entered is accurate.</text:p>
            </text:list-item>
            <text:list-item>
              <text:p text:style-name="P40">Text Control with an Integer Preset applies - Number of pages should be an integer only.</text:p>
            </text:list-item>
            <text:list-item>
              <text:p text:style-name="P40">Record Associator Control – This control needs to have permission to associate to the Article Scheme and should be name something similar to 'Article association'. The association itself cannot occur until the Article Scheme records have been ingested.</text:p>
            </text:list-item>
          </text:list>
        </text:list-item>
        <text:list-item>
          <text:p text:style-name="P40">Article Scheme</text:p>
          <text:list>
            <text:list-item>
              <text:p text:style-name="P40">File Control – The digital version of an Article, in pdf format, can only be stored in a File Control. <text:s/>If the user wishes to ensure only pdf files are uploaded they can add this MIME type to the Allowed File Types option and then enable the Restrict File Types setting.</text:p>
            </text:list-item>
            <text:list-item>
              <text:p text:style-name="P40">Text Control – The text version of an Article can only be stored in a Text Control. The reason for having it stored both in a plain text format and a pdf format is to allow the text to be searched if dissemination is desired.</text:p>
            </text:list-item>
            <text:list-item>
              <text:p text:style-name="P40">Text Control – The title of an Article should be stored in a Text Control.</text:p>
            </text:list-item>
            <text:list-item>
              <text:p text:style-name="P40">Multiple Input Text Control – The number of authors of an Article over all articles are likely to vary more greatly than the editors across all Issues which is why using the Multiple Input Text Control makes more sense here compared to the Multiple Selectable List Control. <text:s/>If the number of authors is few across all articles it would make more sense to use the <text:soft-page-break/>Multiple Selectable List Control.</text:p>
            </text:list-item>
            <text:list-item>
              <text:p text:style-name="P40">Text Control – The abstract, in plain text, should be stored using a Text Control. <text:s/>This will allow it to be searchable if dissemination is desired.</text:p>
            </text:list-item>
            <text:list-item>
              <text:p text:style-name="P40">Text Control – The page range of an Article in an Issue should be stored using a Text Control. <text:s/>The user could create a Regular Expression to enforce formating in the options of the Text Control if desired.</text:p>
            </text:list-item>
            <text:list-item>
              <text:p text:style-name="P40">Multiple Input Text Control – The citations used in an article will vary from article to article greatly enough to dissuade the use of the Multiple Selectable List Control. <text:s/>If the user wanted to they could also create another scheme for citations and use a Record Associator Control here instead, associating the the already ingested citations records used.</text:p>
            </text:list-item>
            <text:list-item>
              <text:p text:style-name="P40">Record Associator Control – This control needs to have permission to access the Page Scheme and should be named something similar to 'Page associations'. <text:s/>The Page records must exist before the association can occur.</text:p>
            </text:list-item>
          </text:list>
        </text:list-item>
        <text:list-item>
          <text:p text:style-name="P40">Page Scheme</text:p>
          <text:list>
            <text:list-item>
              <text:p text:style-name="P40">Text Control with Integer Preset – The issue volume should only be an integer.</text:p>
            </text:list-item>
            <text:list-item>
              <text:p text:style-name="P40">Text Control with Integer Preset – The issue number should only be an integer.</text:p>
            </text:list-item>
            <text:list-item>
              <text:p text:style-name="P40">Text Control with Integer Preset – The page number should only be an integer.</text:p>
            </text:list-item>
            <text:list-item>
              <text:p text:style-name="P40">File Control - <text:s/>The pdf version of a page can only be stored in a File Control.</text:p>
            </text:list-item>
            <text:list-item>
              <text:p text:style-name="P40">Image Control – The jpeg version of a page should be stored in an Image Control. <text:s/>If the user does not want a thumbnail generated they could use a File Control instead.</text:p>
            </text:list-item>
            <text:list-item>
              <text:p text:style-name="P40">Text Control – The text version of a page can only be stored in a Text Control.</text:p>
            </text:list-item>
          </text:list>
        </text:list-item>
      </text:list>
      <text:p text:style-name="Text_20_body">With all the above controls defined now it can be seen that this is rather complex. <text:s/>The implication of associating the data from one scheme to another is that both records must exist before the association can occur. <text:s/>This also shows only one way of accomplishing the task of storing data such as a publication in KORA, along with offering some possible alternatives. <text:s/>Now that some examples have been provided of Scheme Design it is possible to discuss Data Ingestion.</text:p>
      <text:h text:style-name="Heading_20_3" text:outline-level="3">Data Ingestion</text:h>
      <text:p text:style-name="Text_20_body">Now that a project, scheme, collection, and control have been created and added it is possible to ingest data. <text:s/>Data ingestion should occur after a scheme has been finalized and all the controls that will make up the scheme are in place. <text:s/>If data is ingested in a scheme and then a control is added there is no back-propagation of a default value, they will just have no values for those records even if the new control is required. </text:p>
      <text:p text:style-name="Text_20_body">To ingest a record into a scheme the user simply has to select a project, select a scheme, and then choose 'Ingest Record' under the 'Record' heading on the menu. <text:s/>The data ingestion page will show the input fields for each control as appropriate, and mark those that are required with a red asterisk('*'). <text:s/>If the user does not input a required field KORA will not allow the record to be ingested and the user will have to correct the problem. <text:s/>If multiple control collections exist the user will have multiple pages to ingest data across, with a 'Submit Data' button initiating the ingestion into KORA. If the user clicks on 'Submit Data' on a multiple page ingestion form without going to the additional pages KORA will not stop the ingestion if none of those controls were required.</text:p>
      <text:p text:style-name="Text_20_body">Data may also be ingested from an XML file using the 'Import Records From XML' menu option. <text:s/>The <text:soft-page-break/>file should be one generated by the 'Export Data To XML' menu option. <text:s/>For more information about the structure of this file, consult the developer documentation.</text:p>
      <text:h text:style-name="Heading_20_3" text:outline-level="3">Public Data Ingestion</text:h>
      <text:p text:style-name="Text_20_body">Public ingestion can occur right from the front-end website. <text:s/>To utilize this feature, the programmer or designer will have to include “publicIngest.php” and call the function <text:span text:style-name="T9">publicIngestForm(</text:span><text:span text:style-name="T12">projectID, schemeID</text:span><text:span text:style-name="T9">), </text:span><text:span text:style-name="T10">both from within a php tag. <text:s/>The arguments </text:span><text:span text:style-name="T13">projectID</text:span><text:span text:style-name="T10"> and </text:span><text:span text:style-name="T13">schemeID</text:span><text:span text:style-name="T10"> are simply the values of the project ID and scheme ID. <text:s/>For example, project 1 and scheme 1 would use the function call </text:span><text:span text:style-name="T9">publicIngestForm('1','1');</text:span><text:span text:style-name="T10">.</text:span></text:p>
      <text:p text:style-name="P4"><text:span text:style-name="T11">Once this is properly setup, the public will see an ingestion form similar to the </text:span><text:span text:style-name="T11">one that currently exists within KORA, only it exists on the websites front-end. <text:s/>The users of the website can then fill out the appropriate information and ingest the data into KORA. <text:s/>The data then goes into an approval queue to await approval or denial from a KORA user with the appropriate group permissions.</text:span></text:p>
      <text:p text:style-name="P4">For users with permissions to approve or deny public data, they simply have to select a project, then a scheme within KORA and select the Review Public Ingestion option in the KORA menu. <text:s/>The top of this page will display the number of records currently in the queue to be approved or denied. <text:s/>Individual records are also displayed in their entirety with the option to approve or deny each one individually. <text:s/>It is also possible to deny all the records by selecting that option at the top of the page.</text:p>
      <text:p text:style-name="P4"/>
      <text:h text:style-name="Heading_20_1" text:outline-level="1">KORA XML Importer Documentation</text:h>
      <text:p text:style-name="P3">There are two kinds of xml that can be imported into KORA:</text:p>
      <text:list text:style-name="L14">
        <text:list-item>
          <text:p text:style-name="P46"><text:span text:style-name="T15">Scheme xml</text:span><text:span text:style-name="T16"> </text:span><text:span text:style-name="T14">- This contains control names, types (text, file, list), default values, etc.. It is only created by exporting schemes from KORA; creating it manually should not be attempted.</text:span></text:p>
        </text:list-item>
        <text:list-item>
          <text:p text:style-name="P46"><text:span text:style-name="T15">Record Data xml</text:span><text:span text:style-name="T14"> - This contains sets of record information that correspond to controls in a scheme. </text:span></text:p>
        </text:list-item>
      </text:list>
      <text:p text:style-name="P3">A scheme must be created or imported before record data can be imported because the record data xml will be structured around that scheme. The only way data is identified in the record data xml is by the xml tag names. During import, the importer will attempt to match the tag names with control names in the scheme the data is being imported into. It will prompt you to match up anything it could not, as well as give you option to manually change the mappings. It is recommended to use the same tag name as control name to simplify this step.</text:p>
      <text:h text:style-name="P27" text:outline-level="2">Basic Structure</text:h>
      <text:p text:style-name="P3">The basic format for record data xml is as follows:</text:p>
      <text:p text:style-name="Preformatted_20_Text"><text:tab/>&lt;Data&gt;</text:p>
      <text:p text:style-name="Preformatted_20_Text"><text:tab/><text:tab/>&lt;ConsistentData&gt;</text:p>
      <text:p text:style-name="Preformatted_20_Text"><text:tab/><text:tab/><text:tab/>&lt;control_name1&gt;some info&lt;/control_name1&gt;</text:p>
      <text:p text:style-name="Preformatted_20_Text"><text:tab/><text:tab/><text:tab/>...</text:p>
      <text:p text:style-name="Preformatted_20_Text"><text:tab/><text:tab/><text:tab/>&lt;control_name2&gt;some info&lt;/control_name2&gt;</text:p>
      <text:p text:style-name="Preformatted_20_Text"><text:tab/><text:tab/>&lt;/ConsistentData&gt;</text:p>
      <text:p text:style-name="Preformatted_20_Text"><text:tab/><text:tab/>&lt;Record&gt;</text:p>
      <text:p text:style-name="Preformatted_20_Text"><text:tab/><text:tab/><text:tab/>&lt;control_name3&gt;some info&lt;/control_name3&gt;</text:p>
      <text:p text:style-name="Preformatted_20_Text"><text:tab/><text:tab/><text:tab/>...</text:p>
      <text:p text:style-name="Preformatted_20_Text"><text:tab/><text:tab/><text:tab/>&lt;control_name4&gt;some info&lt;/control_name4&gt;</text:p>
      <text:p text:style-name="Preformatted_20_Text"><text:tab/><text:tab/>&lt;/Record&gt;</text:p>
      <text:p text:style-name="Preformatted_20_Text"><text:soft-page-break/><text:tab/><text:tab/>...</text:p>
      <text:p text:style-name="Preformatted_20_Text"><text:tab/><text:tab/>&lt;Record&gt;</text:p>
      <text:p text:style-name="Preformatted_20_Text"><text:tab/><text:tab/><text:tab/>&lt;control_name3&gt;some info&lt;/control_name3&gt;</text:p>
      <text:p text:style-name="Preformatted_20_Text"><text:tab/><text:tab/><text:tab/>...</text:p>
      <text:p text:style-name="Preformatted_20_Text"><text:tab/><text:tab/><text:tab/>&lt;control_name4&gt;some info&lt;/control_name4&gt;</text:p>
      <text:p text:style-name="Preformatted_20_Text"><text:tab/><text:tab/>&lt;/Record&gt;</text:p>
      <text:p text:style-name="Preformatted_20_Text"><text:tab/>&lt;/Data&gt;</text:p>
      <text:p text:style-name="P5"/>
      <text:list text:style-name="L15">
        <text:list-item>
          <text:p text:style-name="P42">The root element must be &lt;Data&gt;.</text:p>
        </text:list-item>
        <text:list-item>
          <text:p text:style-name="P42">The first child of &lt;Data&gt; must be &lt;ConsistentData&gt;. You may leave this element empty, but it must be there. Control data in this section will be copied across all records in this xml. If the control is defined again in a later record, the data in the record will be used instead, so this could also be used as a way to fill in default values for controls.</text:p>
        </text:list-item>
        <text:list-item>
          <text:p text:style-name="P42">The second child of &lt;Data&gt; must be &lt;Record&gt;. This element is repeated for each record to be entered.</text:p>
        </text:list-item>
        <text:list-item>
          <text:p text:style-name="P42">Children of the &lt;ConsistentData&gt; element and any &lt;Record&gt; elements correspond to controls. Tag names correspond to control names, and must be consistent across all records. It is recommended to use the control name as it is named in the scheme. Xml does not support spaces in tag names, so use underscores instead.</text:p>
        </text:list-item>
        <text:list-item>
          <text:p text:style-name="P42">You do not need to define every control in every record. If the control exists in &lt;ConsistentData&gt; that value will be used. If not, it will be left blank. The default value for the scheme will NOT be used. </text:p>
        </text:list-item>
      </text:list>
      <text:p text:style-name="P3">If there is an error in the data the importer will notify you of the error, but any valid data will still be imported.</text:p>
      <text:h text:style-name="P27" text:outline-level="2">Control Formats</text:h>
      <text:p text:style-name="P3">Each control has a slightly different format in the xml:</text:p>
      <text:p text:style-name="P3"/>
      <text:p text:style-name="P43">Associator Control</text:p>
      <text:p text:style-name="P3">There is limited support for associator controls. You may only associate records that already exist in KORA because you need to know the KID, which is different for each KORA install, and cannot be predicted for imported data.</text:p>
      <text:p text:style-name="P3"/>
      <text:p text:style-name="P3">Associator controls are similar to multi controls; you specify multiple items in the control by repeating the tag name.</text:p>
      <text:p text:style-name="P61"><text:tab/>&lt;related&gt;2F-3A-12&lt;/related&gt;</text:p>
      <text:p text:style-name="P61"><text:tab/>&lt;related&gt;10-56-3E&lt;/related&gt;</text:p>
      <text:p text:style-name="P3"/>
      <text:p text:style-name="P43">Date Control</text:p>
      <text:p text:style-name="P3">All dates should be in the format MM/DD/YYYY or MM/DD/YYYY Era. KORA will parse this date and display it in the format defined for the control in the scheme.</text:p>
      <text:p text:style-name="P61"><text:tab/>&lt;birthday&gt;12/31/1999&lt;/birthday&gt;</text:p>
      <text:p text:style-name="P3"/>
      <text:p text:style-name="P43">File Control</text:p>
      <text:p text:style-name="P3"><text:soft-page-break/>Any files specified in a file control must be uploaded in a zip file. This file should contain one directory, with the same name as the zip file, containing any files to be uploaded. This can easily be accomplished in windows by right clicking on the directory with your files in it and selecting Send To -&gt; Compressed (zipped) Folder.</text:p>
      <text:p text:style-name="P3"/>
      <text:p text:style-name="P3">If the file type is not allowed by the control as defined in the scheme, it will be ignored.</text:p>
      <text:p text:style-name="P61"><text:tab/>&lt;photo&gt;somePhoto.jpg&lt;/photo&gt;</text:p>
      <text:p text:style-name="P61"/>
      <text:p text:style-name="P3">If you have files with duplicate names or otherwise do not want to preserve the actual file name, you may use the "originalName" attribute to specify the file name you would like KORA to use. KORA will name the files uniquely internally, but all references to that file will be displayed using the name specified.</text:p>
      <text:p text:style-name="P61"><text:tab/>&lt;photo originalName=”mountains.jpg” &gt;mountains.jpg&lt;/photo&gt;</text:p>
      <text:p text:style-name="P61"><text:tab/>...</text:p>
      <text:p text:style-name="P61"><text:tab/>&lt;photo originalName=”mountains.jpg” &gt;mountains(2).jpg&lt;/photo&gt;</text:p>
      <text:p text:style-name="P61"/>
      <text:p text:style-name="P3">During import you may be asked to map files to the correct control.</text:p>
      <text:p text:style-name="P3"/>
      <text:p text:style-name="P43">Geolocator Control</text:p>
      <text:p text:style-name="P3">Not supported. This information can be generated dynamically in KORA so there is no need to export/import the information.</text:p>
      <text:p text:style-name="P44"/>
      <text:p text:style-name="P43">Image Control</text:p>
      <text:p text:style-name="P3">Image controls use the same format as file controls.</text:p>
      <text:p text:style-name="P3"/>
      <text:p text:style-name="P43">List Control</text:p>
      <text:p text:style-name="P3">Multiple list options are defined in the scheme, but only one list option may be selected, so the list element only contains the selected option.</text:p>
      <text:p text:style-name="P61"><text:tab/>&lt;eye_color&gt;Brown&lt;/eye_color&gt;</text:p>
      <text:p text:style-name="P3"/>
      <text:p text:style-name="P43">Multi Control</text:p>
      <text:p text:style-name="P3">MultiDate, MultiList and MultiText controls all use their base formatting (Date, List, and Text), but each repeated xml element corresponds to an entry.</text:p>
      <text:p text:style-name="P61"><text:tab/>&lt;authors&gt;John Doe&lt;/authors&gt;</text:p>
      <text:p text:style-name="P61"><text:tab/>&lt;authors&gt;Jane Doe&lt;/authors&gt;</text:p>
      <text:p text:style-name="P61"><text:tab/>&lt;authors&gt;George Doe&lt;/authors&gt;</text:p>
      <text:p text:style-name="P61"/>
      <text:p text:style-name="P45">Text Control</text:p>
      <text:p text:style-name="P3">Text controls are simple.</text:p>
      <text:p text:style-name="P61"><text:tab/>&lt;name&gt;John Doe&lt;/name&gt;</text:p>
      <text:p text:style-name="P12"/>
      <text:p text:style-name="P12"/>
      <text:h text:style-name="Heading_20_1" text:outline-level="1"><text:soft-page-break/>KORA Internationalization</text:h>
      <text:h text:style-name="Heading_20_2" text:outline-level="2">Attention KORA developers</text:h>
      <text:p text:style-name="Text_20_body">Please read these instructions carefully and make sure you tag any new strings in your code and update the translations accordingly. <text:s/>If you edit a string inside a gettext call, you must update the translation as well. <text:s/>When adding new PHP files to KORA that use internationalization, you must: </text:p>
      <text:list text:style-name="L16">
        <text:list-item>
          <text:list>
            <text:list-item>
              <text:list>
                <text:list-item>
                  <text:list>
                    <text:list-item>
                      <text:list>
                        <text:list-item>
                          <text:p text:style-name="P47">include includes/gettextSupport.php(not necessarily directly)</text:p>
                        </text:list-item>
                        <text:list-item>
                          <text:p text:style-name="P47">add your PHP file to the list in includes/gettextSupport.php </text:p>
                        </text:list-item>
                        <text:list-item>
                          <text:p text:style-name="P47">make sure you update the translations for your file</text:p>
                        </text:list-item>
                      </text:list>
                    </text:list-item>
                  </text:list>
                </text:list-item>
              </text:list>
            </text:list-item>
          </text:list>
        </text:list-item>
      </text:list>
      <text:h text:style-name="Heading_20_2" text:outline-level="2">Introduction</text:h>
      <text:p text:style-name="Text_20_body">Internationalization is implemented in KORA using gettext. <text:s/>Gettext is a library whose functions help to internationalize PHP websites. <text:s/>Gettext uses external files to store translations. <text:s/>When gettext is called with a string, it returns the translation for the string in the specified language. If no translation is found, it returns the original string. <text:s/>In trunk/locale you'll find directories named with locale codes. <text:s/>Each of these directories contain an 'LC_MESSAGES' directory. This directory contains 'messages.po' which lists all strings in KORA along with their translations, and <text:s/>'messages.mo' which is the binary version of 'messages.po'.</text:p>
      <text:h text:style-name="Heading_20_2" text:outline-level="2">How to Use gettext</text:h>
      <text:p text:style-name="Standard">Create a locale folder in with your PHP files for your website. <text:s/>Set up a file tree under locale that looks similar to this: </text:p>
      <text:p text:style-name="P14"/>
      <text:p text:style-name="P16"><text:tab/>/locale </text:p>
      <text:p text:style-name="P15"><text:tab/><text:tab/>/es_ES </text:p>
      <text:p text:style-name="P15"><text:tab/><text:tab/><text:tab/>/LC_MESSAGES </text:p>
      <text:p text:style-name="P15"><text:tab/><text:tab/>/de _DE</text:p>
      <text:p text:style-name="P15"><text:tab/><text:tab/><text:tab/>/LC_MESSAGES </text:p>
      <text:p text:style-name="P13"/>
      <text:p text:style-name="Text_20_body">Each language has its own folder named according to its locale code. <text:s/></text:p>
      <text:p text:style-name="Text_20_body"/>
      <text:p text:style-name="Text_20_body"><text:span text:style-name="T17">Note</text:span>: The locale code must be supported by your system. <text:s/>(type 'locale -a' in your terminal <text:tab/> <text:s/><text:tab/> <text:s/>to list all locales supported)</text:p>
      <text:p text:style-name="Text_20_body"/>
      <text:p text:style-name="Text_20_body">Go through your PHP code and “tag” each string that will be displayed ( gettext(displayString) ). <text:s/>You will need to add the following code:</text:p>
      <text:p text:style-name="P13"/>
      <text:p text:style-name="P18">&lt;?php </text:p>
      <text:p text:style-name="P18">// I18N support information here </text:p>
      <text:p text:style-name="P18">$language = 'es_ES'; </text:p>
      <text:p text:style-name="P18">putenv("LANGUAGE=$language"); </text:p>
      <text:p text:style-name="P18">setlocale(LC_ALL, $language . '.utf8'); </text:p>
      <text:p text:style-name="P18"/>
      <text:p text:style-name="P18">// Set the text domain as 'messages' </text:p>
      <text:p text:style-name="P18"><text:soft-page-break/>$domain = 'messages'; </text:p>
      <text:p text:style-name="P18">bindtextdomain($domain, basePath.'locale/'); </text:p>
      <text:p text:style-name="P18">textdomain($domain); </text:p>
      <text:p text:style-name="P18"/>
      <text:p text:style-name="P18">// replace basePath with the root path to your locale folder</text:p>
      <text:p text:style-name="P18">?&gt; </text:p>
      <text:p text:style-name="P13"/>
      <text:p text:style-name="Text_20_body">You can let the user choose the language but for the example it's set to Spanish.</text:p>
      <text:p text:style-name="Text_20_body"/>
      <text:p text:style-name="Text_20_body"><text:span text:style-name="T18">**</text:span>Generate the 'messages.po' file. <text:s/>Make sure you're in the 'LC_MESSAGES' directory for the language you're trying to translate, then type in the terminal:</text:p>
      <text:p text:style-name="P13"/>
      <text:p text:style-name="P20">xgettext -n *.php</text:p>
      <text:p text:style-name="P17"/>
      <text:p text:style-name="Text_20_body">*.php is the relative pathname for the PHP file you are getting the strings from. <text:s/>If you have more than one file, you must list every file you want to use gettext with. The 'messages.po' file should look similar to this.</text:p>
      <text:p text:style-name="P22"><text:span text:style-name="Source_20_Text"><text:span text:style-name="T19"/></text:span></text:p>
      <text:p text:style-name="P22"><text:span text:style-name="Source_20_Text"><text:span text:style-name="T19"># SOME DESCRIPTIVE TITLE.</text:span></text:span></text:p>
      <text:p text:style-name="P23"><text:span text:style-name="Source_20_Text"><text:span text:style-name="T19"># Copyright (C) YEAR Free Software Foundation, Inc.</text:span></text:span></text:p>
      <text:p text:style-name="P23"><text:span text:style-name="Source_20_Text"><text:span text:style-name="T19"># FIRST AUTHOR &lt;EMAIL@ADDRESS&gt;, YEAR.</text:span></text:span></text:p>
      <text:p text:style-name="P23"><text:span text:style-name="Source_20_Text"><text:span text:style-name="T19">#</text:span></text:span></text:p>
      <text:p text:style-name="P23"><text:span text:style-name="Source_20_Text"><text:span text:style-name="T19">#, fuzzy</text:span></text:span></text:p>
      <text:p text:style-name="P23"><text:span text:style-name="Source_20_Text"><text:span text:style-name="T19">msgid ""</text:span></text:span></text:p>
      <text:p text:style-name="P23"><text:span text:style-name="Source_20_Text"><text:span text:style-name="T19">msgstr ""</text:span></text:span></text:p>
      <text:p text:style-name="P23"><text:span text:style-name="Source_20_Text"><text:span text:style-name="T19">"Project-Id-Version: PACKAGE VERSION\n"</text:span></text:span></text:p>
      <text:p text:style-name="P23"><text:span text:style-name="Source_20_Text"><text:span text:style-name="T19">"POT-Creation-Date: 2002-04-06 21:44-0500\n"</text:span></text:span></text:p>
      <text:p text:style-name="P23"><text:span text:style-name="Source_20_Text"><text:span text:style-name="T19">"PO-Revision-Date: YEAR-MO-DA HO:MI+ZONE\n"</text:span></text:span></text:p>
      <text:p text:style-name="P23"><text:span text:style-name="Source_20_Text"><text:span text:style-name="T19">"Last-Translator: FULL NAME &lt;EMAIL@ADDRESS&gt;\n"</text:span></text:span></text:p>
      <text:p text:style-name="P23"><text:span text:style-name="Source_20_Text"><text:span text:style-name="T19">"Language-Team: LANGUAGE &lt;LL@li.org&gt;\n"</text:span></text:span></text:p>
      <text:p text:style-name="P23"><text:span text:style-name="Source_20_Text"><text:span text:style-name="T19">"MIME-Version: 1.0\n"</text:span></text:span></text:p>
      <text:p text:style-name="P23"><text:span text:style-name="Source_20_Text"><text:span text:style-name="T19">"Content-Type: text/plain; charset=CHARSET\n"</text:span></text:span></text:p>
      <text:p text:style-name="P23"><text:span text:style-name="Source_20_Text"><text:span text:style-name="T19">"Content-Transfer-Encoding: 8bit\n"</text:span></text:span></text:p>
      <text:p text:style-name="P24"/>
      <text:p text:style-name="P23"><text:span text:style-name="Source_20_Text"><text:span text:style-name="T19">#: gettext_example.php:12</text:span></text:span></text:p>
      <text:p text:style-name="P23"><text:span text:style-name="Source_20_Text"><text:span text:style-name="T19">msgid "A string to be translated would go here"</text:span></text:span></text:p>
      <text:p text:style-name="P25"><text:span text:style-name="Source_20_Text"><text:span text:style-name="T19">msgstr ""</text:span></text:span></text:p>
      <text:p text:style-name="Text_20_body">Change any of the words in caps lock and change CHARSET to iso-8859-1. <text:s/>Fill in the translations: </text:p>
      <text:p text:style-name="P13"/>
      <text:p text:style-name="P18">#: ../../../main.gettext.php:72 </text:p>
      <text:p text:style-name="P18">msgid “photo upload”</text:p>
      <text:p text:style-name="P18">msgstr “carga por teletratamiento de la foto”</text:p>
      <text:p text:style-name="P18"/>
      <text:p text:style-name="P18">#: ../../../main.gettext.php:73 </text:p>
      <text:p text:style-name="P18">msgid “here is my silly form”</text:p>
      <text:p text:style-name="P18">msgstr “aquí está mi forma tonta” </text:p>
      <text:p text:style-name="P13"/>
      <text:p text:style-name="Text_20_body">Once you have all the translations filled out, make sure you're still in the correct 'LC_MESSAGES' directory in your terminal. <text:s/>Create the binary version of your 'messages.po' file.</text:p>
      <text:p text:style-name="P13"/>
      <text:p text:style-name="P18">msgfmt messages.po</text:p>
      <text:p text:style-name="P18"><text:soft-page-break/></text:p>
      <text:p text:style-name="Text_20_body">If you did everything right, your website should be up and running, in this case, in Spanish. <text:s/>Gettext will look for the $language folder in locale, so by changing $language to a different locale code, you can change the display language on your website given that you have added support for that language.</text:p>
      <text:h text:style-name="Heading_20_2" text:outline-level="2">Updating gettext</text:h>
      <text:p text:style-name="Text_20_body">Note: Each step is very important so make sure you follow the instructions carefully.</text:p>
      <text:p text:style-name="Text_20_body">When gettext generates the 'messages.po' file, all the translated strings are blank. <text:s/>This not ideal if you're just adding/changing a few strings in your website and want to update your translations. <text:s/>Here's how to update without having to start from scratch.</text:p>
      <text:p text:style-name="Text_20_body">Make a copy to preserve all your existing translations.</text:p>
      <text:p text:style-name="P14"/>
      <text:p text:style-name="P19">mv messages.po old.po</text:p>
      <text:p text:style-name="P14"/>
      <text:p text:style-name="Text_20_body">Make a new 'messages.po' that includes all the strings, but has all blank translations. (make sure you list all the files even if you didn't edit all of them.)</text:p>
      <text:p text:style-name="P19">xgettext -n *.php</text:p>
      <text:p text:style-name="P21"/>
      <text:p text:style-name="Text_20_body">Merge the two files so you keep all your translations in 'old.po' but the changes are also added. </text:p>
      <text:p text:style-name="P19">msgmerge old.po messages.po --output-file=messages.po</text:p>
      <text:p text:style-name="P14"/>
      <text:p text:style-name="P3"><text:span text:style-name="T20">Go through your new 'messages.po' and make the necessary changes to your translations. <text:s/>Any translation with a '#, fuzzy ' line was filled in by gettext because it was similar to another string. <text:s/>Make sure it's correct and </text:span><text:span text:style-name="T21">delete the '#, fuzzy' line</text:span><text:span text:style-name="T20">. <text:s/>Once you're done fixing the translations, re-make the binary file for gettext to read.</text:span></text:p>
      <text:p text:style-name="P19">msgfmt messages.po</text:p>
      <text:p text:style-name="P14"/>
      <text:p text:style-name="Text_20_body">You will always have the previous version saved in 'old.po' in case <text:s/>you need it.</text:p>
      <text:p text:style-name="Text_20_body">Note: In KORA, if you ever add a PHP file and use gettext in that PHP file, make sure you add <text:tab/>that file to the list in trunk/includes/gettextSupport.php.</text:p>
      <text:h text:style-name="Heading_20_2" text:outline-level="2">Adding a language to KORA</text:h>
      <text:p text:style-name="P4">To add a language, first look up the locale code. <text:s/>Make sure your system supports the locale code(type 'locale -a' in the terminal for a list of supported codes). <text:s/>Open trunk/includes/gettextSupport.php and add your language to $locale_list (line 94). <text:s/>Make a directory for your language in the locale folder and an 'LC_MESSAGES' directory inside <text:s/>that directory(see 'How to Use Gettext' for example of file tree). <text:s/>Then follow the steps for 'How to Use Gettext' starting at the <text:span text:style-name="T18">**</text:span><text:span text:style-name="T8">. <text:s/>There is a list of files in the comments in 'gettextSupport.php'. <text:s/>Make sure you list them all when creating the 'messages.po' file.</text:span></text:p>
      <text:h text:style-name="P7" text:outline-level="1">Appendix A: KORA Controls</text:h>
      <text:p text:style-name="Text_20_body">This appendix contains information about the specific controls and their options included with KORA. <text:s/>This section only documents controls developed and released with KORA. <text:s/>Other controls available to the user not included in this documentation should have information available from their authors.</text:p>
      <text:h text:style-name="Heading_20_2" text:outline-level="2">Date Control</text:h>
      <text:p text:style-name="Text_20_body">The date control takes a date as input during ingestion. <text:s/>It appears on the ingestion form as three individual drop down menus in the order of month, day, year. <text:s/>The date control has user-controlled options accessible via the control options link. <text:s/>These options are:</text:p>
      <text:list text:style-name="L17">
        <text:list-item>
          <text:p text:style-name="P48">Date Range – This is where the year range of dates shown is inputed. <text:s/>There are 2 fields, start date and end date, that take as input a numerical year. <text:s/>The control will display this year range during ingestion. <text:s/>The default range is 1970-2070.</text:p>
        </text:list-item>
        <text:list-item>
          <text:p text:style-name="P48">Show Era Control – This enables or disables the selection of BCE/CE during ingestion. <text:s/>The default is this being disabled which then assumes that all dates input are CE.</text:p>
        </text:list-item>
      </text:list>
      <text:h text:style-name="Heading_20_2" text:outline-level="2">Multiple Input Date Control</text:h>
      <text:p text:style-name="Text_20_body">The multiple input date control is similar to the date control but allows more than one date to be stored in the control's field. <text:s/>It has the same options as the date control; reference the Date Control for information related to user-controlled options.</text:p>
      <text:h text:style-name="Heading_20_2" text:outline-level="2">File Control</text:h>
      <text:p text:style-name="Text_20_body">The file control allows a file to be uploaded and stored as part of a record in the scheme. There are many user controllable options associated with this control. <text:s/>These options are:</text:p>
      <text:list text:style-name="L18">
        <text:list-item>
          <text:p text:style-name="P49">Maximum File Size – This option allows the user to specify how large of a file can be uploaded during ingestion. <text:s/>The option specifies size in kilobytes (kB) and allows a 0 to be entered for no limit. <text:s/>The default value for this option is 0 (unlimited).</text:p>
        </text:list-item>
        <text:list-item>
          <text:p text:style-name="P49">Allowed File Types – This option allows the user to provide MIME media types that are allowed to be uploaded. <text:s/>A link to the MIME media types is provided in this option's description field in KORA for the user to reference. <text:s/>The user can enter as many types as desired to be allowed. <text:s/>Removal of a type will not remove any of those file types that have already been ingested but will disallow that file to persist if a record is edited. <text:s/>It should be noted that if trying to restrict types to be images only the user should use the Image Control. <text:s/>This option defaults to having no restrictions.</text:p>
        </text:list-item>
        <text:list-item>
          <text:p text:style-name="P49">Restrict File Types – This option enables or disables the enforcement of the Allowed File Types option above. <text:s/>The default value for this option is disabled.</text:p>
        </text:list-item>
        <text:list-item>
          <text:p text:style-name="P49">Archival Enabled – This option enables fixity checking on ingested files. <text:s/>Fixity is described in detail in the user documentation. <text:s text:c="2"/>This option will not enable fixity checking on previously ingested files before it was enabled and will not remove fixity checking from previously ingested files after it is disabled, there is an administrative interface that allows KORA administrators to do this. <text:s/>The default value for this option is disabled.</text:p>
        </text:list-item>
        <text:list-item>
          <text:p text:style-name="P49">Presets – This option allows the file control to load a preset list of file types in to the Allowed <text:soft-page-break/>File Types option. <text:s/>It will not load any other settings, including the Restrict File Types value. <text:s/>KORA has no defined presets that are included with it. <text:s/>Choosing the 'Empty(no types)' option will reset the list to being blank.</text:p>
        </text:list-item>
        <text:list-item>
          <text:p text:style-name="P49">Create New Preset – This option allows the user to create a new preset from the file types that have been added to the Allowed File Types option. <text:s/>This preset will only be available in the current project unless marked global by a Project Administrator on the 'Manage Control Presets' page.</text:p>
        </text:list-item>
      </text:list>
      <text:h text:style-name="Heading_20_2" text:outline-level="2">Image Control</text:h>
      <text:p text:style-name="Text_20_body">The image control is a specialized <text:span text:style-name="T22">version</text:span> of the file control that allows image files to be uploaded and stored as part of the record in the scheme. <text:s/>There are similar but fewer user options that are in the File Control. <text:s/>These options are:</text:p>
      <text:list text:style-name="L19">
        <text:list-item>
          <text:p text:style-name="P50">Thumbnail Size – This option allows the user to select the size of the thumbnail that KORA creates and shows in the search and edit interface for records. <text:s/>It takes two numerical inputs, width and height, which dictate the size of the thumbnail in pixels. <text:s/>These values are set by default to 75 respectively. <text:span text:style-name="T6">Changing this value will remove all cached thumbnails to allow recreation at the new size.</text:span></text:p>
        </text:list-item>
        <text:list-item>
          <text:p text:style-name="P51">Maximum File Size – This option is the same as the File Control option of the same name, please see the File Control documentation.</text:p>
        </text:list-item>
        <text:list-item>
          <text:p text:style-name="P51">Allowed File Types – This option is not actually an option, but a list of allowed file types displayed for reference. <text:s/>The allowed file types are bitmap (bmp), gif, jpeg, and png.</text:p>
        </text:list-item>
        <text:list-item>
          <text:p text:style-name="P51">Archival Enabled – This option is the same as the File Control option of the same name, please see the File Control documentation.</text:p>
        </text:list-item>
      </text:list>
      <text:h text:style-name="Heading_20_2" text:outline-level="2">List Control</text:h>
      <text:p text:style-name="Text_20_body">The list control allows the control creator to create a list of options and then have the user performing data ingestion select from one of the options. <text:s/>The control has a few user definable options and some are required for the List Control to operate. <text:s/>These options are:</text:p>
      <text:list text:style-name="L20">
        <text:list-item>
          <text:p text:style-name="P53">List Options – This option is where the user defines what values populate the list. <text:s/>This option is required to be populated for the List Control to work, if the user inputs no values there will be none selectable during data ingestion.</text:p>
        </text:list-item>
        <text:list-item>
          <text:p text:style-name="P53">Default Value – This option allows the user to choose a default value that will be selected during data ingestion from the list options available. <text:s/>The default value of this option is set to blank (no selection).</text:p>
        </text:list-item>
        <text:list-item>
          <text:p text:style-name="P53">Presets – This option allows the user to select from a list of predefined lists. <text:s/>KORA has some built in global presets that come with it that replace many of the controls from the previous version of KORA. <text:s/>The included presets are:</text:p>
          <text:list>
            <text:list-item>
              <text:p text:style-name="P53">Boolean – This preset is a simple list that contains True and False. <text:s/>This replaces the Boolean Control from the previous version of KORA.</text:p>
            </text:list-item>
            <text:list-item>
              <text:p text:style-name="P53">Countries – This preset contains a list of countries in the world. <text:s/>This replaces the Country Control from the previous version of KORA.</text:p>
            </text:list-item>
            <text:list-item>
              <text:p text:style-name="P52">Empty – This preset will remove any options populated by other presets or by the user. <text:s/>This <text:soft-page-break/>action is not reversible once done.</text:p>
            </text:list-item>
            <text:list-item>
              <text:p text:style-name="P52">Languages – This preset contains an extensive list of languages. <text:s/>This replaces the Language List control from the previous version of KORA.</text:p>
            </text:list-item>
            <text:list-item>
              <text:p text:style-name="P52">US States – This preset contains a list of the states in the United States of America. <text:s/>This replaces the State Control from the previous version of KORA.</text:p>
            </text:list-item>
          </text:list>
        </text:list-item>
        <text:list-item>
          <text:p text:style-name="P52">Create New Preset – This option allows the user to create a preset from the list options that have been entered. <text:s/>It will allow its use in the current project only unless a Project Administrator marks it as global under the 'Manage Control Presets' page.</text:p>
        </text:list-item>
      </text:list>
      <text:h text:style-name="Heading_20_2" text:outline-level="2">Multiple Selectable List Control</text:h>
      <text:p text:style-name="Text_20_body">The Multiple Selectable List Control is similar to the List Control. <text:s/>It allows the control creator to create a list of options that the user can then select multiple options from during data ingestion. <text:s/>It has the same options as the List Control but does not allow a default value to be set. <text:s/>Please refer to the List Control for more information.</text:p>
      <text:h text:style-name="Heading_20_2" text:outline-level="2">Record Associator Control</text:h>
      <text:p text:style-name="Text_20_body">The Record Associator Control is a special control in KORA. <text:s/>It allows the linking of records both intra- and inter-project. The control itself has no options by default, however, it may have many options depending on the permissions given to the project by other schemes. <text:s/>When selecting the edit link under options for a Record Associator Control if nothing appears then there are no schemes that allow the current scheme to associate to it. <text:s/>Schemes that allow association to it will appear here with a single check box named 'Search'. <text:s/>If this box is selected then the associator will search that scheme during data ingestion. <text:s/>Permissions can be granted to schemes via the 'Manage Associator Permissions' under the Scheme heading. <text:s/>For more information about Record Associator permissions please see the section “Record Associator Permissions” in this documentation.</text:p>
      <text:h text:style-name="Heading_20_2" text:outline-level="2">Text Control</text:h>
      <text:p text:style-name="Text_20_body">The text control allows a user to enter textual data during ingestion. This control now serves as the replacement for some other controls in the previous version of KORA via the use of presets, which are described in detail below. <text:s/>The text control has a storage capacity of approximately 2<text:span text:style-name="T5">32</text:span>-1 bytes in the database. <text:s/>The amount of text that can be stored will vary on the characters being used based on the size UTF-8 encodes it to. <text:s/>The options available for this control are:</text:p>
      <text:list text:style-name="L21">
        <text:list-item>
          <text:p text:style-name="P54">Size – This option defines the input area for the Text Control. <text:s/>It has two variables, rows and columns, which take positive integer values. <text:s/>During data ingestion if the Text Control has 2 or more rows the ingestion form will display a text box instead of a single line for data entry. <text:s/>The column variable controls the width of both the text box and the single line text input. <text:s/>The default value for rows is 1 and columns is 25. <text:s/>The ability to set the size replaces the Text Area Control in the previous version of KORA. <text:span text:style-name="T7">Note:</text:span> If the user has a default value set and decreases the row count, the data that is input as the default value is not corrected to reflect this and the user may have to reset the default value accordingly.</text:p>
        </text:list-item>
        <text:list-item>
          <text:p text:style-name="P54">Regular Expression Match – This option allows the user to input a Perl compatible regular expression. <text:s/>A link is provided for the user for reference on how to form valid regular expressions. <text:s/>The default value for this option is blank which allows for any input.</text:p>
        </text:list-item>
        <text:list-item>
          <text:p text:style-name="P54"><text:soft-page-break/>Default Value – This option will insert a predefined string the user determines during data ingestion. <text:s/>This option also adheres to the size option above, if the number of rows is greater than 1 than a text box will be shown to allow for the default value to be input. The default value for this option is blank.</text:p>
        </text:list-item>
        <text:list-item>
          <text:p text:style-name="P54">Presets – This option will populate predefined regular expressions for the user. <text:s/>The following presets are included:</text:p>
          <text:list>
            <text:list-item>
              <text:p text:style-name="P54">Decimal – This regular expression preset will only allow decimal numbers to be input. <text:s/>This preset replaces the Number (Floating Point) Control from the previous version of KORA.</text:p>
            </text:list-item>
            <text:list-item>
              <text:p text:style-name="P54">Empty (No RegEx) – This regular expression preset will remove any regular expression currently entered. <text:s/>There is no reversing this action once it is done.</text:p>
            </text:list-item>
            <text:list-item>
              <text:p text:style-name="P54">Integer – This regular expression preset will only allow integer numbers to be input. <text:s/>This preset replaces the Number (Integer) Control from the previous version of KORA.</text:p>
            </text:list-item>
            <text:list-item>
              <text:p text:style-name="P54">URL or URI – This regular expression preset will only allow URL / URI entry as values. The input can begin with “http://”, “ftp://”, or “https://”. <text:s/>This preset replaces the URL Control from the previous version of KORA.</text:p>
            </text:list-item>
          </text:list>
        </text:list-item>
        <text:list-item>
          <text:p text:style-name="P54">Create New Preset – This option allows the user to save a regular expression as a preset for use in the project later on. <text:s/>The preset will only be available in that project unless marked global <text:s/><text:span text:style-name="T6">under the 'Manage Control Presets' page.</text:span></text:p>
        </text:list-item>
      </text:list>
      <text:h text:style-name="Heading_20_2" text:outline-level="2">Multiple Input Text Control</text:h>
      <text:p text:style-name="Text_20_body">The Multiple Input Text Control is similar to the text control but allows multiple distinct entries of textual data to be ingested in this single control. <text:s text:c="2"/>The storage capacity of the Multiple Input Text Control is the same of that as the Text Control, as well as the options available for this control. <text:s/>Please refer to the Text Control for more information.</text:p>
      <text:h text:style-name="Heading_20_2" text:outline-level="2">Geolocator Control</text:h>
      <text:p text:style-name="Text_20_body">The Geolocator Control allows you to use textual data ingested through a Text or List Control to represent a place and get a Latitude and Longitude location for that place. <text:s/>The control has a few user definable options and some are required for the Geolocator Control to operate. <text:s/>These options are:</text:p>
      <text:list text:style-name="L22">
        <text:list-item>
          <text:p text:style-name="P55">Controls List – This list contains controls in the scheme whose values can be used as the place to be Geocoded.</text:p>
        </text:list-item>
        <text:list-item>
          <text:p text:style-name="P55">Selected Controls – This list contains the controls that the user has added from the Controls List. <text:s/>These can be re-ordered by the user. <text:s/>The Geolocator Control will take the values of the controls in this list and concatenate them to form the text for the location. <text:s/>For example, if you had two text controls: 'city' and 'state', you could add them to the Selected Controls list and order them 'city' first, then 'state'. <text:s/>A record ingested with 'Lansing' as the value for 'city' and 'Michigan' as the value for 'state' would give the Latitude and Longitude for Lansing, MI.</text:p>
        </text:list-item>
        <text:list-item>
          <text:p text:style-name="P55">Update Geocodes – This option will look up all the latitude/longitudes for all the records in the scheme. <text:s/>This is useful if you have ingested records before creating this control or if you changed the other options of this control with existing records in the scheme.</text:p>
        </text:list-item>
      </text:list>
      <text:h text:style-name="P7" text:outline-level="1">Appendix B: Additional Information</text:h>
      <text:h text:style-name="Heading_20_2" text:outline-level="2">Vocabulary</text:h>
      <text:p text:style-name="P1">Collection – <text:span text:style-name="T4">A container for controls in a scheme. <text:s/>Also used to aid in pagination of the ingestion process and aesthetic layout of data inputs. <text:s/>Collections can consist of one or more controls.</text:span></text:p>
      <text:p text:style-name="P1">Control<text:span text:style-name="T4"> </text:span>–<text:span text:style-name="T4"> An individual data input for a scheme. <text:s/>One or multiple </text:span><text:span text:style-name="T6">collections</text:span><text:span text:style-name="T4"> of controls </text:span></text:p>
      <text:p text:style-name="Text_20_body"><text:span text:style-name="T1">Digital Object -</text:span> An object stored in a digital format. An object could be but is not limited to images stored in various formats (jpeg, gif, tiff, png, etc...), PDFs, movie or audio files, and so on.</text:p>
      <text:p text:style-name="P1">Digital Record –<text:span text:style-name="T4"> An instance of a scheme. <text:s/>The scheme defines the different fields in the digital record, and when a record is ingested to that scheme a digital record of the scheme is created and stored.</text:span></text:p>
      <text:p text:style-name="Text_20_body"><text:span text:style-name="T1">Group –</text:span><text:span text:style-name="T4"> A permissions container that KORA users can be added to. <text:s/>Being a member of a group affords the user whatever permissions have been granted that group.</text:span></text:p>
      <text:p text:style-name="Text_20_body"><text:span text:style-name="T1">Metadata -</text:span> Data associated with a digital object. <text:s/>For example, the title of a JPEG image. <text:s/>The title is the metadata, the image is the digital object. <text:s/>A digital object can have a virtually unlimited amount of metadata depending on context.</text:p>
      <text:p text:style-name="P1">Project –<text:span text:style-name="T4"> A project is the highest level container in KORA. <text:s/>Within it schemes are defined.</text:span></text:p>
      <text:p text:style-name="P1">Scheme<text:span text:style-name="T4"> – A scheme is a record-level template that with its contents defines a digital record. <text:s/>Contained within a scheme are </text:span><text:span text:style-name="T6">collections</text:span><text:span text:style-name="T4"> and </text:span><text:span text:style-name="T6">controls</text:span><text:span text:style-name="T4"> </text:span></text:p>
      <text:p text:style-name="Text_20_body"><text:span text:style-name="T1">User – </text:span><text:span text:style-name="T4">A user in KORA, also the most basic permission group</text:span></text:p>
      <text:p text:style-name="P2"/>
      <text:p text:style-name="P2"/>
      <text:p text:style-name="P2"/>
      <text:h text:style-name="P26"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6"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Tahoma1" svg:font-family="Tahoma"/>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8-12-15T20:33:42</meta:creation-date>
    <dc:date>2011-04-29T10:28:56</dc:date>
    <meta:editing-cycles>58</meta:editing-cycles>
    <meta:editing-duration>P5DT22H14M8S</meta:editing-duration>
    <meta:user-defined meta:name="Info 1"/>
    <meta:user-defined meta:name="Info 2"/>
    <meta:user-defined meta:name="Info 3"/>
    <meta:user-defined meta:name="Info 4"/>
    <meta:document-statistic meta:table-count="0" meta:image-count="0" meta:object-count="0" meta:page-count="26" meta:paragraph-count="451" meta:word-count="10151" meta:character-count="59985"/>
  </office:meta>
</office:document-meta>
</file>